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style:text-properties fo:font-size="10pt" style:font-size-asian="10pt" style:font-size-complex="10pt"/>
    </style:style>
    <style:style style:name="P3" style:family="paragraph" style:parent-style-name="Text_20_body">
      <style:paragraph-properties fo:line-height="150%" fo:text-align="justify" style:justify-single-word="false"/>
      <style:text-properties fo:font-size="10pt" officeooo:paragraph-rsid="00245811" style:font-size-asian="10pt" style:font-size-complex="10pt"/>
    </style:style>
    <style:style style:name="P4" style:family="paragraph" style:parent-style-name="Text_20_body">
      <style:paragraph-properties fo:line-height="150%" fo:text-align="justify" style:justify-single-word="false"/>
      <style:text-properties fo:font-size="10pt" officeooo:paragraph-rsid="0027c9bb" style:font-size-asian="10pt" style:font-size-complex="10pt"/>
    </style:style>
    <style:style style:name="P5" style:family="paragraph" style:parent-style-name="Text_20_body">
      <style:paragraph-properties fo:line-height="150%" fo:text-align="justify" style:justify-single-word="false"/>
      <style:text-properties fo:font-size="10pt" officeooo:paragraph-rsid="0034b94b"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88373" style:font-size-asian="10pt" style:font-size-complex="10pt"/>
    </style:style>
    <style:style style:name="T3" style:family="text">
      <style:text-properties fo:font-size="10pt" officeooo:rsid="00308bec" style:font-size-asian="10pt" style:font-size-complex="10pt"/>
    </style:style>
    <style:style style:name="T4" style:family="text">
      <style:text-properties officeooo:rsid="0020a892"/>
    </style:style>
    <style:style style:name="T5" style:family="text">
      <style:text-properties officeooo:rsid="0021bddb"/>
    </style:style>
    <style:style style:name="T6" style:family="text">
      <style:text-properties officeooo:rsid="002238fd"/>
    </style:style>
    <style:style style:name="T7" style:family="text">
      <style:text-properties officeooo:rsid="002284f6"/>
    </style:style>
    <style:style style:name="T8" style:family="text">
      <style:text-properties officeooo:rsid="0025b670"/>
    </style:style>
    <style:style style:name="T9" style:family="text">
      <style:text-properties officeooo:rsid="0025d9e0"/>
    </style:style>
    <style:style style:name="T10" style:family="text">
      <style:text-properties officeooo:rsid="0027c9bb"/>
    </style:style>
    <style:style style:name="T11" style:family="text">
      <style:text-properties officeooo:rsid="002a6fcf"/>
    </style:style>
    <style:style style:name="T12" style:family="text">
      <style:text-properties officeooo:rsid="002beb1d"/>
    </style:style>
    <style:style style:name="T13" style:family="text">
      <style:text-properties officeooo:rsid="002d164d"/>
    </style:style>
    <style:style style:name="T14" style:family="text">
      <style:text-properties officeooo:rsid="002e7a15"/>
    </style:style>
    <style:style style:name="T15" style:family="text">
      <style:text-properties officeooo:rsid="002ee027"/>
    </style:style>
    <style:style style:name="T16" style:family="text">
      <style:text-properties officeooo:rsid="002efca3"/>
    </style:style>
    <style:style style:name="T17" style:family="text">
      <style:text-properties officeooo:rsid="002fed4c"/>
    </style:style>
    <style:style style:name="T18" style:family="text">
      <style:text-properties officeooo:rsid="00304b81"/>
    </style:style>
    <style:style style:name="T19" style:family="text">
      <style:text-properties officeooo:rsid="00308bec"/>
    </style:style>
    <style:style style:name="T20" style:family="text">
      <style:text-properties officeooo:rsid="0031576e"/>
    </style:style>
    <style:style style:name="T21" style:family="text">
      <style:text-properties officeooo:rsid="00332516"/>
    </style:style>
    <style:style style:name="T22" style:family="text">
      <style:text-properties officeooo:rsid="0034b94b"/>
    </style:style>
    <style:style style:name="T23" style:family="text">
      <style:text-properties officeooo:rsid="0034fb2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Kanban</text:h>
      <text:p text:style-name="P2">„Kan-ban“ ist eine Zusammensetzung der beiden japanischen Worte für Signal und Karte. Diese Signalkarten wurden bei Toyota im Zuge der Umstrukturierung ihres Produktionsprozesses in den 40er Jahren eingesetzt. Dort dienten sie zur Aufforderung an ein später im Produktionsverlauf arbeitendes Team, etwas zu produzieren. Ohne diese Aufforderung fertigte keine Station etwas an, so dass die Menge der überschüssigen Teile gering blieb. <text:span text:style-name="T4">Solch ein</text:span> System wird auch Pull-System genannt. Grund für diese Art von Produktion war der Wunsch nach einer kontinuierlichen Produktionsmenge bei Toyota. So wurde Kanban die Basis für den Prozess der kontinuierlichen Verbesserung, japanisch Kaizen, den Toyota anstrebte.</text:p>
      <text:p text:style-name="P2">Im Bereich der Agilen Software-Entwicklung wurde das Pull-System kombiniert mit der Theory of Constraints und dem Lean Manufacturing und formte ein neues Verständnis des Begriffs Kanban. Die Theory of Constraints wurde maßgeblich von Eli Goldratt entwickelt und besagt grob, dass die langsamste Stelle, der sogenannte Engpass oder Bottleneck der Produktion, bestimmt, wie groß der Durchsatz des Systems ist. Deshalb muss man diese Engpässe erkennen und wenn möglich eventuell beheben. Dies geschieht iterativ, d.h. man erkennt erst einen Bottleneck, behebt diesen und eröffnet somit gleichzeitig den Weg für einen neuen an anderer Stelle. Während demnach die Theory of Constraints ihren Schwerpunkt auf Flaschenhälse legt, konzentriert sich Lean Manufacturing und das darauf aufbauende Lean Development auf die Verbesserung des Flusses <text:span text:style-name="T5">oder </text:span>Flows. Diese Eigenschaften versuchte David J. Anderson, der inoffizielle Begründer von Kanban in der Software-Entwicklung, zusammenzuführen. Im Folgenden wird hauptsächlich seine Vorstellung dieses agilen Software-Entwicklungsprozesses erläutert, die sich in seinem Buch „Successful Evolutionary Change for your Technology Business“ nachlesen lässt.</text:p>
      <text:h text:style-name="Heading_20_4" text:outline-level="4">Eigenschaften von Kanban</text:h>
      <text:p text:style-name="P2">„Kanban [...] is used to refer to the methodology of evolutionary, incremental process improvement [...]and has continued to evolve in the wider Lean software development comunity in the years since.“ (e-book, Kapitel 1 Ende ?)</text:p>
      <text:p text:style-name="P2">Diese Definition fasst bereits die wichtigsten Eigenschaften von Kanban in einem Satz zusammen. Im Gegensatz zu vielen anderen agilen Prozessen löst Kanban nicht die vorher existierende Methode in einem Schlag ab. Stattdessen soll der bereits existierende und den Mitarbeitern bekannte Prozess in kleinen Schritten verbessert werden. Die Idee dahinter ist, dass Menschen <text:span text:style-name="T5">Gewohnheiten</text:span> <text:span text:style-name="T5">haben und mögen</text:span>. Ihnen widerstrebt Veränderung. Deshalb ist es besser, diese Anpassung schrittweise durchzuführen, um auf so wenig Widerstand zu stoßen.</text:p>
      <text:p text:style-name="P2">Abgesehen von der Idee der kontinuierlichen Verbesserung steht im Mittelpunkt von Kanban ein weiteres Konzept: der Flow oder Fluss. Hierbei ist gemeint, dass Tickets möglichst gleichmäßig durch das System wandern sollen, sie also so wenig wie möglich still stehen und warten müssen. Dies setzt voraus, dass Tasks sich jeweils in ihrer Größe nicht allzu sehr unterscheiden. Je gleichmäßiger die Größe, desto geringer ist der Unterschied der Tasks beim „Durchfließen“ des Systems. Das Ziel von Kanban ist es nun, alle weiteren Behinderungen des Flows zu erforschen und möglichst zu beseitigen. Dafür werden die verschiedensten Techniken, Diagramme und Statistiken <text:span text:style-name="T5">ver</text:span>wendet, so z.B. das Cumulative Flow Diagram.</text:p>
      <text:p text:style-name="P2">Insgesamt ist Kanban jedoch sehr frei und anpassbar in seinen Techniken und Prinzipien. Dies ist auch gar nicht anders möglich, da man auf dem vorhandenen Prozess aufbaut, und dieser von Firma zu Firma, vielleicht sogar innerhalb einer Firma von Team zu Team unterschiedlich <text:span text:style-name="T6">ist</text:span>. So gut wie alle im Folgenden vorgestellten Methoden haben sich zwar in <text:soft-page-break/>vielen Teams bewährt, aber außer der Beschränkung des WIP gibt es keine Pflichtvorgaben. Sie sind nur Best Practices. Selbst das Kanban-Board ist nur ein Vorschlag zur Visualisierung.</text:p>
      <text:p text:style-name="P2"><text:span text:style-name="T7">Ebenso</text:span><text:span text:style-name="T6"> freiwillig sind</text:span> Iterationen in Kanban; sie werden jedoch fast von allen Quellen trotzdem empfohlen. Allerdings ist es möglich, verschiedene Taktfrequenzen (englisch „cadences“) bei Planung, Release <text:span text:style-name="T6">oder</text:span> Priorisierung zu setzen. So kann ein <text:span text:style-name="T7">Meeting zur </text:span>Priorisierung jede Woche stattfinden, aber eine Lieferung nur aller vier Wochen.</text:p>
      <text:p text:style-name="P2">Kanban selbst schreibt weiterhin auch keine Rollen vor, so dass diese aus dem vorher existierenden Prozess beibehalten werden können, und auch die Priorisierung des Backlogs ist freiwillig. Dies ist aus Kundensicht aber eher störend, da der Kunde selten seine Aufgaben nach dem First-In-First-Out-Prinzip abgeordnet haben will.</text:p>
      <text:p text:style-name="P2">Auf Grund dieser doch sehr starken Modifizierbarkeit von Kanban, wird die Methode noch immer kontrovers diskutiert. Allerdings ist weniger umstritten, dass Teams, die diese Methode intensiv nutzen, messbar verbesserte Produktivität, Qualität, Kunden- und auch Mitarbeiterzufriedenheit sowie kürzere Lieferzeiten vorweisen können.</text:p>
      <text:h text:style-name="Heading_20_4" text:outline-level="4">Kanban einführen</text:h>
      <text:p text:style-name="P3">Die bereits erwähnte kleinschrittige Einführung von Kanban unterliegt wie alles andere ebenso keiner festen Regel oder Reihenfolge. Trotzdem haben sich einige Schritte bewährt.</text:p>
      <text:p text:style-name="P3">Der erste und einfachste Schritt ist die Visualisierung des Workflows. Dies wird für gewöhnlich mit Hilfe eines Boards realisiert wie es auch viele andere agile Softwareprozesse verwenden. Jeder Schritt im Workflow erhält mindestens eine Sp<text:span text:style-name="T8">a</text:span>lte am Board. Allerdings hat ein Kanban-Board auch einige Besonderheiten. Hierzu zählen die Begrenzung des Work<text:span text:style-name="T8">-In-Progress</text:span> und die mögliche Anordnung der Aufgaben in Swim Lanes. Das Ziel dieser Visualisierung ist einerseits das Bewusstmachen <text:span text:style-name="T8">und Verinnerlichen </text:span>des Arbeitsprozesses für alle Mitarbeiter. Andererseits werden so bereits relativ zeitig die bereits angesprochenen Bottlenecks sichtbar. Jede Spalte innerhalb eines Kanban-Boards kann als Work-Queue verstanden werden. Das bedeutet, alle Tickets bewegen sich nach und nach durch die Spalten bis zum Ende des Boards. Wenn sich in einer Queue nun immer mehr Tickets ansammeln, ist die Station unmittelbar danach der Engpass, denn sie kann die Tickets nicht schnell genug abarbeiten und nachziehen.</text:p>
      <text:p text:style-name="P4">Schritt 2 <text:span text:style-name="T10">kann</text:span> bereits schwieriger zu implementieren sein. Mit der Begrenzung des Work in Progress wird paralleles Arbeiten verringert. Am Board wird dies durch Begrenzungen der Spalten ausgedrückt. Jede Spalte erhält eine maximale Anzahl an Tickets. Diese Zahl steht für gewöhnlich über der Spalte am Board und darf nur in <text:span text:style-name="T9">wenigen</text:span> Ausnahmefällen überschritten werden. Damit findet weniger Multi-Tasking statt, was wiederum bedeutet, man beendet eine Aufgabe bevor man eine neue beginnt. Damit bewegen sich die Tickets automatisch schneller zum Ende des Boards statt in einigen Spalten lange zu verweilen, <text:span text:style-name="T9">d.h. D</text:span><text:span text:style-name="T10">er Durchsatz</text:span><text:span text:style-name="T9"> wird verbessert.</text:span> Daraus wiederum resultieren schnellere Releases an den Kunden, der eher Feedback zum gelieferten Produkt geben kann. Somit können eventuell benötigte Änderungen ebenfalls eher durchgeführt werden, insbesondere bevor bereits 10 andere Tasks parallel angefangen wurden, <text:span text:style-name="T10">die dann ebenfalls verändert werden müssen</text:span>. Damit wird dem Kunden weitaus schneller das geliefert, was er eigentlich möchte und somit verbessert sich die Qualität des Gelieferten aus Kundensicht enorm. Gleichzeitig ist <text:span text:style-name="T10">ein Entwickler</text:span> gezwungen bei Problemen nicht einfach eine andere Aufgabe zu suchen, sondern stattdessen sofort an der Lösung des Problems zu arbeiten, damit sie den Workflow nicht zu lange blockiert. Da aber dem gesamten Team daran gelegen ist, Blockaden zu beenden oder <text:span text:style-name="T9">zu </text:span>verhindern, ist Kooperation und Hilfe untereinander gefragt. Außerdem kommt hier das Pull-System zum Tragen. Man nimmt sich einen <text:soft-page-break/>Task aus der vorherigen Spalte, sobald man dafür die nötige Kapazität hat – sie wird jedoch nicht schon vom Vorgängerprozess „aufgedrängt". Dies alles führt schließlich dazu, dass das Team selbst sich weiter entwickelt. Es lernt sich besser zu organisieren und Entscheidungen zu treffen, ohne dass ein Projektmanager nötig ist, und seine Ergebnisse werden immer präziser vorhersagbar.</text:p>
      <text:p text:style-name="P2">Laut David Anderson folgen auf die Visualisierung und Begrenzung noch drei weitere Schritte. Schritt 3 ist das <text:s/>Kontrollieren des Flusses, indem verschiedene Größen gemessen werden. Dazu zählen der Durchsatz, Warteschlangenlängen oder der Flow selbst. Ziel dabei ist es, die Planung zu erleichtern und sich immer mehr an eine möglichst korrekte Zielvorgabe <text:span text:style-name="T10">für</text:span> den Kunden anzunähern. Dies nennt er auch Optimierungsschritt.</text:p>
      <text:p text:style-name="P2">In Schritt 4 sollten die selbstaufgestellten Regeln des Teams schriftlich festgehalten werden. Dazu können Dinge wie eine Definition of Done gehören oder auch wie die Wahl des nächsten Tickets vonstatten gehen soll. Damit wird Unsicherheit über den Prozessablauf bei den Teammitgliedern vorgebeugt.</text:p>
      <text:p text:style-name="P1"><text:span text:style-name="T1">Schließlich sollen im letzten Schritt Modelle verwendet werden, „um Chancen für kollaborative Verbesserungen zu erkennen“ (Quelle Zitat: </text:span><text:a xlink:type="simple" xlink:href="http://de.wikipedia.org/wiki/Kanban_%28Softwareentwicklung%29"><text:span text:style-name="T1">http://de.wikipedia.org/wiki/Kanban_%28Softwareentwicklung%29</text:span></text:a><text:span text:style-name="T1">). Diese Modelle können aus den verschiedensten Bereichen übernommen werden, so z.B. aus der Theorie of Constraints, und sind ebenfalls wieder frei wählbar. </text:span><text:span text:style-name="T2">Auch Eigenentwicklungen oder Modifikationen sid erlaubt.</text:span></text:p>
      <text:p text:style-name="P2">Die eben vorgestellte Einführung wird oft auch kürzer in nur drei Schritten zusammengefasst (Abbildung <text:span text:style-name="T11">1</text:span>): Visualisieren, Messen und Optimieren.</text:p>
      <text:p text:style-name="P2"><draw:frame draw:style-name="fr1" draw:name="graphics2" text:anchor-type="as-char" svg:width="10.137cm" svg:height="5.235cm" draw:z-index="0"><draw:image xlink:href="../../Library/Caches/TemporaryItems/msoclip/0/clip_image004.png" xlink:type="simple" xlink:show="embed" xlink:actuate="onLoad"/></draw:frame></text:p>
      <text:p text:style-name="P2">Abbildung <text:span text:style-name="T11">1</text:span>: http://kanban-plakat.de/</text:p>
      <text:h text:style-name="Heading_20_4" text:outline-level="4">Kommunikation und Koordination</text:h>
      <text:p text:style-name="P2">Je nach Umsetzung gibt es verschiedene Meetings, die den Arbeitsprozess mit Kanban vereinfachen. Dazu gehört zu allererst das Daily, ein tägliches Standup-Meeting, bei dem der Projektfortschritt am Board betrachtet wird. Dabei soll nach Anderson jedoch im Gegensatz zu anderen agilen Prozessen nicht erläutert werden, wer was tut <text:span text:style-name="T12">und tun wird</text:span>. Dies sollte aus dem Board schnell ersichtlich sein. Stattdessen wird <text:span text:style-name="T12">lediglich</text:span> überprüft, ob Tickets existieren, die nicht weiter kommen, oder ob Bottlenecks auffallen, die behoben werden müssten und können. Als mögliche Idee schlägt er vor, Tickets, die sich einen Tag nicht bewegt haben, zu markieren, beispielsweise mit einem Punkt für jeden Tag. Damit fallen sie im nächsten Daily sofort wieder auf.</text:p>
      <text:p text:style-name="P2">Alle Themen, die für das normale Daily zu detailliert oder nicht ganz passend sind, können im After Meeting gleich im <text:soft-page-break/>Anschluss besprochen werden. Hier finden sich eher kleine Gruppen von zwei bis drei Personen zusammen, die ein gemeinsames Problem lösen möchten oder andere Informationen austauschen, die nicht für alle am Daily Beteiligten wichtig sind.</text:p>
      <text:p text:style-name="P2">Die Queue Replenishment Meetings dienen zur Priorisierung der Input-Queue, also der Spalte am Board, in der die <text:span text:style-name="T12">abzuarbeitenden</text:span> Tickets <text:span text:style-name="T12">zu finden sind</text:span>. Die Priorisierung wird vom Product Owner und eventuellen anderen Stakeholdern durchgeführt. Das Entwicklungsteam ist <text:span text:style-name="T12">für gwöhnlich</text:span> nicht involviert. Es ist möglich diese Meetings regelmäßig einzutakten oder eher spontan (on-demand) abzuhalten, <text:span text:style-name="T12">wenn das Team die Priorisierung von allein zufriedenstellend erledigt</text:span>. Die Dauer zwischen den <text:span text:style-name="T12">regelmäßigen </text:span>Meetings beeinflusst die benötigte Größe der Queue und sollte eher kurz sein, z.B. eine Woche.</text:p>
      <text:p text:style-name="P2">Ähnliches gilt für Release Planning Meetings. Auch sie können regelmäßig stattfinden, was regelmäßige Releases zur Folge hat. Damit ist keine weitere Koordination der Teilnehmer notwendig. Werden sie unregelmäßig durchgeführt, muss der Kunde mit unregelmäßigen Releases einverstanden sein. Sie erfordern sehr viel mehr Planung, um allen, die möchten, die Teilnahme zu ermöglichen.</text:p>
      <text:p text:style-name="P2">Während der Triage bzw. Backlog-Triage wird für jedes Item im Backlog geprüft, ob es gelöscht werden kann oder noch relevant ist. Für gewöhnlich nehmen auch hier <text:span text:style-name="T13">eher </text:span>Stakeholder teil, die nicht an der technischen Umsetzung beteiligt sind. Eine Alternative zur Triage ist die Möglichkeit, regelmäßig alle Items im Backlog zu löschen, die ein bestimmtes Alter überschritten haben. Sinn von beiden Varianten ist der selbe: den Backlog nicht zu sehr anwachsen zu lassen, so dass das Queue Replenishing Meeting zur Priorisierung schneller <text:span text:style-name="T14">vonstatten gehen kann</text:span>.</text:p>
      <text:p text:style-name="P2">Schließlich hat auch Kanban ein Meeting, in dem es um die Verbesserung des Prozesses selbst geht - den Operations Review. Die Durchführung kann prinzipiell unregelmäßig sein, sollte jedoch möglichst nicht nur das Entwicklungsteam selbst enthalten, sondern auch Teilnehmer aus allen Bereichen, mit denen das Team <text:span text:style-name="T15">z</text:span>usammenarbeitet. Somit wird sichergestellt, dass auch an den Schnittstellen des Teams nach außen Probleme auffallen und verbessert werden können.</text:p>
      <text:p text:style-name="P2">Abgesehen von al<text:span text:style-name="T16">l</text:span> diesen freiwilligen Meetings, sollte das Team hauptsächlich mit Hilfe des Kanban-Boards oder einem Tool zum elektronischen Tracking kommunizieren. Bei ersterem können Probleme in Form von blockierenden oder blockierten Tickets sowie Bottlenecks im Ablauf schnell erkannt und gemeinsam behoben werden. Das Gegenstück eines Bottlenecks, eine Station, die nicht ausgelastet ist, bietet ebenfalls Raum für Verbesserung, eventuell indem das WIP-Limit erhöht wird oder indem die Zahl der Teammitglieder für diese Station im Workflow reduziert wird. Das elektronische Tracking meint für gewöhnlich einen Issue-Tracker, der zusätzlich zur Auflistung aller Tickets mit Details meist ein virtuelles Board enthält. Best Practice bei Kanban ist das Verwenden von beidem zusammen.</text:p>
      <text:h text:style-name="Heading_20_4" text:outline-level="4">Analyse</text:h>
      <text:p text:style-name="P2">Um den Prozessablauf zu verbessern, ist <text:span text:style-name="T17">es </text:span>oft nötig, mit Hilfe verschieder Metriken und Diagramme Daten zu sammeln und auszuwerten. Für Kanban haben sich Burn-Charts, das Cumulative Flow Diagram und der Durchsatz als hilfreich herausgestellt.</text:p>
      <text:p text:style-name="P2">Burn-Charts beinhalten Burnup- und Burndown-Charts. Beide werden bei Kanban angewendet und zeigen wie viel Arbeit noch bis zum E<text:span text:style-name="T18">n</text:span>ddatum zu erledigen ist bzw. wie viel<text:span text:style-name="T18">e Tickets</text:span> bereits abgearbeitet wurde<text:span text:style-name="T18">n</text:span>.</text:p>
      <text:p text:style-name="P2"><text:soft-page-break/>Ein Cumulative Flow Diagram wie in Abbildung <text:span text:style-name="T19">2</text:span> ist eine Weiterentwicklung der Burnup-Charts und hilfreich bei der Darstellung der verschiedenen Stationen im Arbeitsprozess. Jede Station oder Spalte am Board erhält eine Farbe. Die Menge der Tasks wird auf der y-Achse, die Zeit auf der x-Achse abgebildet. Der Abstand zwischen der horizontalen Linie für „in progress“ und „done“ zeigt beispielsweise an, wie viele Aufgaben an einem beliebigen Tag abgearbeitet wurden. Insgesamt kann man so auch einen Überblick über die offenen Tickets im Vergleich zu geschlossenen oder gerade bearbeiteten Tickets gewinnen. Je mehr Tickets zu einer Station gehören, desto wahrscheinlicher ist es, dass bei der Aktivität danach ein Bottleneck vorliegt, da sich die Tickets <text:span text:style-name="T20">anscheinend</text:span> bei der entdeckten Station stauen. Dabei darf natürlich der abschließende Zustand nicht berücksichtig werden. Der Abstand zwischen den vertikalen Linien der Zustände zeigt an, wie lange ein Task, der an einem bestimmten Tag beginnt, durchschnittlich bis zu seinem Abschluss bzw. allgemein zum Statuswechsel benötigt, <text:span text:style-name="T20">also die durchschnittliche Cycle Time.</text:span> Es ist allerdings kein einzelnes Ticket mehr erkennbar. Trotzdem kann dieses Wissen auch zur Prognose des <text:span text:style-name="T20">allgemeinen </text:span>Durchsatzes genutzt werden.</text:p>
      <text:p text:style-name="P2"><draw:frame draw:style-name="fr1" draw:name="graphics3" text:anchor-type="as-char" svg:width="10.137cm" svg:height="8.066cm" draw:z-index="1"><draw:image xlink:href="../../Library/Caches/TemporaryItems/msoclip/0/clip_image006.png" xlink:type="simple" xlink:show="embed" xlink:actuate="onLoad"/><svg:title>Beschreibung: ttp://mattphilip.files.wordpress.com/2011/02/cfd-with-notes1.png</svg:title></draw:frame></text:p>
      <text:p text:style-name="P1"><text:span text:style-name="T1">Abbildung </text:span><text:span text:style-name="T3">2</text:span><text:span text:style-name="T1">: Cumulative Flow Diagram (</text:span><text:a xlink:type="simple" xlink:href="http://blog.asynchrony.com/2011/02/cumulative-flow-diagram-can-double-as-timeline/"><text:span text:style-name="T1">http://blog.asynchrony.com/2011/02/cumulative-flow-diagram-can-double-as-timeline/</text:span></text:a><text:span text:style-name="T1">)</text:span></text:p>
      <text:p text:style-name="P2"/>
      <text:p text:style-name="P2">Der Durchsatz wird meist als Liniendiagramm dargestellt und bildet entweder Lead oder Cycle Time ab. Lead Time ist die Zeit, die ein Ticket existiert, d.h. von seiner Erstellung bis zu seinem Abschluss. Cycle Time hingegen beginnt erst, wenn die tatsächliche Bearbeitung des Tickets beginnt, endet aber ebenfalls mit dem Schließen des Tickets. Damit kann mit der ersteren insbesondere geprüft werden, wie lange Tickets untätig herum liegen, während die zweite anzeigt, wie lange tatsächlich an einem Ticket gearbeitet wird.</text:p>
      <text:h text:style-name="Heading_20_4" text:outline-level="4">Service Level Agreements und Item-Types</text:h>
      <text:p text:style-name="P2">Kanban geht davon aus, dass nicht alle Tickets den gleichen Workflow durchlaufen müssen und in der Priorität gleich wichtig sind. Deshalb werden sie <text:span text:style-name="T21">zur besseren Visualisierung</text:span> verschiedenen Item-Types und Service-Level-Agreements (SLAs) zugeordnet, welche die entsprechenden Policies beinhalten. Auch hier gilt wieder, dass die Benennung und die <text:soft-page-break/>Policies in jedem Team anders sein können. SLAs werden nach ihrer Priorisierung unterschiedlich behandelt, während Item-Types andere Workflows haben können.</text:p>
      <text:p text:style-name="P2">Best Practice sind die folgenden Namen für vier SLAs: Beschleunigt, fester Termin, Standard und Vage/Unklar. Beschleunigte oder „expedite“ Tickets haben die höchste Priorität und müssen am besten sofort begonnen werden. Dazu gehören einige Bugs oder Server-Ausfälle. Diese Tickets sind die einzigen, die das WIP-Limit außer Kraft setzen dürfen. Bei Tickets mit festen Terminen muss auf die zeitlich passende Eintaktung geachtet werden, während Tickets aus dem Bereich „vage/unklar“ eine Abschätzung schwierig machen, <text:span text:style-name="T21">so</text:span> zum Beispiel die Arbeit mit einer neuen Technologie. Deshalb sollten davon nicht zu viele in einer Iteration vorhanden sein.</text:p>
      <text:p text:style-name="P2">Item-Types wiederum können verschiedene Workflows haben. So muss ein Bug vielleicht zweimal in den Review, während ein Requirement lediglich auf Durchführbarkeit analysiert wird und gar keine Implementierung oder Tests oder Reviews erfordert. </text:p>
      <text:p text:style-name="P5">Sowohl SLAs als auch Item-Types können separat zur besseren Übersicht mit Hilfe von Swim Lanes abgebildet werden. Dies ist eine Gruppierung mehrerer zusammengehöriger Tickets nach einem gemeinsamen Merkmal. Hier kann dann zum Beispiel entschieden werden, dass höchstens ein beschleunigtes und ein vages Ticket pro Iteration erlaubt sind, <text:s/>das<text:span text:style-name="T22">s</text:span> 20% der Zeit an der Bug-Swimlane gearbeitet werden soll <text:span text:style-name="T22">oder das WIP-Limit wird pro Swim Lane unterschiedlich gesetzt</text:span>. Abgesehen von Swim Lanes können auch verschiedene Farben für Tickets verwendet werden. <text:span text:style-name="T23">Diese Zuteilung der Ticket ermöglicht es besonders erfahrenen Teams sogar, ohne Abschätzung auszukommen.</text:span></text:p>
      <text:h text:style-name="Heading_20_4" text:outline-level="4">Fazit</text:h>
      <text:p text:style-name="P2">Kanban unterscheidet sich von anderen agilen Prozessen, da es einen bestehenden Prozess verbessert, statt ihn zu ersetzen. Es bringt ebenso eine Verbesserung der Selbstorganisationsfähigkeiten der beteiligten Personen und gute Visualisierungsmöglichkeiten des Workflows und damit mehr Transparenz und Verständnis. Schließlich verlangt Kanban mehr Kooperation und Fokussierung, um die Vorhersagbarkeit von Terminen für den Kunden zu verbessern. Dies führt zu höherer Kundenzufriedenheit und Mitarbeitermotiv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Grande" svg:font-family="'Lucida Grande'"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7T08:22:16</meta:creation-date>
    <dc:date>2014-02-27T08:57:33</dc:date>
    <meta:editing-duration>PT32M14S</meta:editing-duration>
    <meta:editing-cycles>27</meta:editing-cycles>
    <meta:generator>LibreOffice/4.0.3.3$MacOSX_x86 LibreOffice_project/0eaa50a932c8f2199a615e1eb30f7ac74279539</meta:generator>
    <meta:document-statistic meta:table-count="0" meta:image-count="2" meta:object-count="0" meta:page-count="6" meta:paragraph-count="43" meta:word-count="2533" meta:character-count="18222" meta:non-whitespace-character-count="15726"/>
  </office:meta>
</office:document-meta>
</file>